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a-title" text:outline-level="6">[[QA_TITLE]]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transparent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2T21:47:54</meta:creation-date>
    <dc:creator>Ashok Hariharan</dc:creator>
    <dc:date>2007-10-08T12:29:12</dc:date>
    <meta:editing-cycles>8</meta:editing-cycles>
    <meta:editing-duration>PT8M40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2" meta:word-count="4" meta:character-count="25"/>
  </office:meta>
</office:document-meta>
</file>